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CONTRERAS PRADA MARCO STALI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ONTRERAS PRADA, MARCO STALIN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TRUJILLO SANCHEZ, ROSA MARISO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20</text:p>
          </table:table-cell>
        </table:table-row>
        <table:table-row>
          <table:table-cell table:style-name="Tabla1.A2" office:value-type="float" office:value="0">
            <text:p text:style-name="P1">POLLOS BB</text:p>
          </table:table-cell>
          <table:table-cell table:style-name="Tabla1.B2" office:value-type="string">
            <text:p text:style-name="P3">Cant.Cajas: <text:span text:style-name="T7">2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6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11:2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2::40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27:36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